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9ab" officeooo:paragraph-rsid="001d89ab"/>
    </style:style>
    <style:style style:name="P2" style:family="paragraph" style:parent-style-name="Standard">
      <style:text-properties fo:background-color="#0077b5"/>
    </style:style>
    <style:style style:name="P3" style:family="paragraph" style:parent-style-name="Standard">
      <style:text-properties fo:background-color="#3b5998"/>
    </style:style>
    <style:style style:name="P4" style:family="paragraph" style:parent-style-name="Standard">
      <style:text-properties fo:background-color="#ff6550"/>
    </style:style>
    <style:style style:name="P5" style:family="paragraph" style:parent-style-name="Standard">
      <style:text-properties fo:font-size="10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1fb9eb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e2bf4"/>
    </style:style>
    <style:style style:name="T2" style:family="text">
      <style:text-properties fo:color="#ff6600"/>
    </style:style>
    <style:style style:name="T3" style:family="text">
      <style:text-properties fo:color="#ff6600" style:text-underline-style="solid" style:text-underline-width="auto" style:text-underline-color="font-color"/>
    </style:style>
    <style:style style:name="T4" style:family="text">
      <style:text-properties fo:color="#000000"/>
    </style:style>
    <style:style style:name="T5" style:family="text">
      <style:text-properties officeooo:rsid="001fb9e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52af" style:font-weight-asian="bold" style:font-weight-complex="bold"/>
    </style:style>
    <style:style style:name="T8" style:family="text">
      <style:text-properties officeooo:rsid="002252af"/>
    </style:style>
    <style:style style:name="T9" style:family="text">
      <style:text-properties officeooo:rsid="00242ba2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rstatistics.net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4" text:anchor-type="page" text:anchor-page-number="1" svg:x="0cm" svg:y="0cm" svg:width="0.041cm" svg:height="0.041cm" draw:z-index="0">
        <draw:floating-frame xlink:href="http://s7.addthis.com/static/sh.886bb8b2fb82aeab6a228151.html#rand=0.49603668344590324&amp;iit=1501818277737&amp;tmr=load%3D1501818277480%26core%3D1501818277539%26main%3D1501818277732%26ifr%3D1501818277744&amp;cb=0&amp;cdn=0&amp;md=0&amp;kw=&amp;ab=-&amp;dh=rstatistics.net&amp;dr=https%3A%2F%2Fwww.google.co.in%2F&amp;du=http%3A%2F%2Frstatistics.net%2Fstatistical-tests-with-r%2F&amp;href=http%3A%2F%2Frstatistics.net%2Fstatistical-tests-with-r%2F&amp;dt=Basic%20Statistical%20Tests%20Explained%20with%20R&amp;dbg=0&amp;cap=tc%3D0%26ab%3D0&amp;inst=1&amp;jsl=129&amp;prod=undefined&amp;lng=en&amp;ogt=description%2Ctype%3Darticle%2Curl%2Ctitle%2Csite_name%2Clocale&amp;pc=wpp&amp;pub=ra-550da6e508178e29&amp;ssl=0&amp;sid=5983eda51b5436dd&amp;srf=0.01&amp;ver=300&amp;xck=0&amp;xtr=0&amp;og=locale%3Den_US%26site_name%3DR%2520Statistics.Net%2520-%2520Main%26title%3DBasic%2520Statistical%2520Tests%2520Explained%2520with%2520R%26url%3Dhttp%253A%252F%252Frstatistics.net%252Fstatistical-tests-with-r%252F%26type%3Darticle%26description%3DThis%2520chapter%2520covers%2520some%2520of%2520the%2520most%2520commonly%2520used%2520statistical%2520tests%250A1.%2520Shapiro%2520Test%253A%2520Testing%2520for%2520normality%250AWhy%2520is%2520it%2520used%253F%250A%250ATo%2520test%2520if%2520a%2520sample%2520follows%2520a%2520Normal%2520distribution.%250A%250Ashapiro.test%28myVec%29%2520%2523%2520Does%2520myVec%2520follow%2520a%2520normal%2520disbn%253F%250A%2523%2520Example%253A%2520Test%2520a%2520normal%2520distribution%250Anormaly_disb%2520%253C-%2520rn&amp;csi=undefined&amp;rev=v7.15.5-wp&amp;ct=1&amp;xld=1&amp;xd=1" xlink:type="simple" xlink:show="embed" xlink:actuate="onLoad"/>
      </draw:frame>
      <text:section text:style-name="Sect1" text:name="page">
        <text:section text:style-name="Sect1" text:name="main">
          <text:section text:style-name="Sect1" text:name="main-content">
            <text:section text:style-name="Sect1" text:name="primary">
              <text:section text:style-name="Sect1" text:name="content">
                <text:h text:style-name="Heading_20_1" text:outline-level="1">Basic Statistical Tests Explained with R</text:h>
                <text:h text:style-name="Heading_20_4" text:outline-level="4"><text:bookmark text:name="1_Shapiro_Test_Testing_for_normality"/><text:span text:style-name="Strong_20_Emphasis"><text:span text:style-name="T2">1. Shapiro Test: Testing for normality</text:span></text:span></text:h>
                <text:p text:style-name="Text_20_body"><text:span text:style-name="Strong_20_Emphasis"><text:span text:style-name="T4">Why is it used?</text:span></text:span></text:p>
                <text:p text:style-name="Text_20_body">To test if a sample follows a Normal distribution.</text:p>
                <text:p text:style-name="P8"><text:span text:style-name="Source_20_Text">shapiro.test(myVec) </text:span><text:span text:style-name="Source_20_Text"><text:span text:style-name="Emphasis"># Does myVec follow a normal disbn?</text:span></text:span><text:line-break/><text:span text:style-name="Source_20_Text"><text:span text:style-name="Emphasis"># Example: Test a normal distribution</text:span></text:span><text:span text:style-name="Source_20_Text"><text:line-break/></text:span><text:span text:style-name="Source_20_Text"><text:span text:style-name="T5">n</text:span></text:span><text:span text:style-name="Source_20_Text">ormaly_disb &lt;- rnorm(100, mean=5, sd=1) </text:span></text:p>
                <text:p text:style-name="P8"><text:span text:style-name="Source_20_Text"><text:span text:style-name="Emphasis"># generate a normal distribution</text:span></text:span><text:span text:style-name="Source_20_Text"><text:line-break/></text:span><text:span text:style-name="Source_20_Text"><text:span text:style-name="T6">shapiro.test(normaly_disb)</text:span></text:span></text:p>
                <text:p text:style-name="Preformatted_20_Text">Shapiro-Wilk normality test</text:p>
                <text:p text:style-name="Preformatted_20_Text"/>
                <text:p text:style-name="Preformatted_20_Text">data: <text:s/>normaly_disb</text:p>
                <text:p text:style-name="P13"><text:s/>W = 0.9936, <text:span text:style-name="Strong_20_Emphasis">p-value = 0.919</text:span></text:p>
                <text:p text:style-name="Text_20_body"><text:span text:style-name="Source_20_Text"><text:span text:style-name="Emphasis"># Example: Test a uniform distribution</text:span></text:span><text:span text:style-name="Source_20_Text"><text:line-break/>not_normaly_disb &lt;- runif(100)<text:line-break/>shapiro.test(not_normaly_disb)</text:span></text:p>
                <text:p text:style-name="Preformatted_20_Text"><text:s text:c="8"/>Shapiro-Wilk normality test</text:p>
                <text:p text:style-name="Preformatted_20_Text"/>
                <text:p text:style-name="Preformatted_20_Text">data: <text:s/>not_normaly_disb</text:p>
                <text:p text:style-name="P13">W = 0.9563, <text:span text:style-name="Strong_20_Emphasis">p-value = 0.002195</text:span></text:p>
                <text:p text:style-name="Text_20_body"><text:span text:style-name="Strong_20_Emphasis"><text:span text:style-name="T4">How to interpret?</text:span></text:span></text:p>
                <text:p text:style-name="Text_20_body">If p-Value is less than the significance level (0.05), the null-hypothesis that it is normally distributed can be rejected. </text:p>
                <text:p text:style-name="Horizontal_20_Line"/>
                <text:h text:style-name="Heading_20_4" text:outline-level="4"><text:bookmark text:name="2_One_Sample_t-TestTestingthe_mean_of_a_sample_from_a_normal_distribution"/><text:span text:style-name="Strong_20_Emphasis"><text:span text:style-name="T2">2. One Sample t-Test: Testing the mean of a sample </text:span></text:span><text:span text:style-name="Strong_20_Emphasis"><text:span text:style-name="T3">from a normal distribution</text:span></text:span></text:h>
                <text:p text:style-name="Text_20_body"><text:span text:style-name="Strong_20_Emphasis"><text:span text:style-name="T4">Why is it used?</text:span></text:span></text:p>
                <text:p text:style-name="P8"><text:span text:style-name="Source_20_Text"><text:span text:style-name="T8">Let say data is in x file and t.test needs to be done on age. Mu=10 is your null hypothesis.</text:span></text:span><text:span text:style-name="Source_20_Text"><text:line-break/></text:span><text:span text:style-name="Source_20_Text"><text:span text:style-name="T6">t.test(x</text:span></text:span><text:span text:style-name="Source_20_Text"><text:span text:style-name="T7">$age</text:span></text:span><text:span text:style-name="Source_20_Text"><text:span text:style-name="T6">, mu=</text:span></text:span><text:span text:style-name="Source_20_Text"><text:span text:style-name="Strong_20_Emphasis"><text:span text:style-name="T6">10</text:span></text:span></text:span><text:span text:style-name="Source_20_Text"><text:span text:style-name="T6">) </text:span></text:span></text:p>
                <text:p text:style-name="P8"><text:span text:style-name="Source_20_Text"># testing if mean of x could be </text:span><text:span text:style-name="Source_20_Text"><text:span text:style-name="T9">10</text:span></text:span></text:p>
                <text:p text:style-name="Preformatted_20_Text">One Sample t-test</text:p>
                <text:p text:style-name="Preformatted_20_Text"/>
                <text:p text:style-name="Preformatted_20_Text">data: <text:s/>x</text:p>
                <text:p text:style-name="Preformatted_20_Text">t = -0.8547, df = 49, <text:span text:style-name="Strong_20_Emphasis">p-value = 0.3969</text:span></text:p>
                <text:p text:style-name="Preformatted_20_Text">alternative hypothesis: true mean is not equal to 10</text:p>
                <text:p text:style-name="Preformatted_20_Text"><text:span text:style-name="Strong_20_Emphasis">95 percent confidence interval:</text:span></text:p>
                <text:p text:style-name="Preformatted_20_Text"><text:s text:c="2"/><text:span text:style-name="Strong_20_Emphasis">9.797195 10.081767</text:span></text:p>
                <text:p text:style-name="Preformatted_20_Text">sample estimates:</text:p>
                <text:p text:style-name="Preformatted_20_Text">mean of x </text:p>
                <text:p text:style-name="P13"><text:s/>9.939481 </text:p>
                <text:p text:style-name="Text_20_body"><text:soft-page-break/><text:span text:style-name="Strong_20_Emphasis"><text:span text:style-name="T4">How to interpret?</text:span></text:span></text:p>
                <text:p text:style-name="Text_20_body">In above case, the p-Value is not less than significance level (0.05),  therefore the null hypothesis that the mean=10 cannot be rejected. Also note that the 95% confidence interval range includes the value 10 within its range. So, it is ok to say the mean of <text:span text:style-name="Emphasis">‘x’</text:span> is 10, especially since <text:span text:style-name="Emphasis">‘x’</text:span> is assumed to be normally distributed. In case, a normal distribution is not assumed, use <text:span text:style-name="Emphasis">wilcoxon signed rank test</text:span> shown in next section.<text:line-break/>Note: Use <text:span text:style-name="Emphasis">conf.level</text:span> argument to adjust the confidence level.</text:p>
                <text:p text:style-name="Horizontal_20_Line"/>
                <text:h text:style-name="Heading_20_4" text:outline-level="4"><text:bookmark text:name="3_Wilcoxon_Signed_Rank_Test_Testingthe_mean_of_a_sample_when_normal_distribution_is_not_assumed"/><text:span text:style-name="Strong_20_Emphasis"><text:span text:style-name="T2">3. Wilcoxon Signed Rank Test: Testing the mean of a sample </text:span></text:span><text:span text:style-name="Strong_20_Emphasis"><text:span text:style-name="T3">when normal distribution is not assumed</text:span></text:span></text:h>
                <text:p text:style-name="Text_20_body"><text:span text:style-name="Strong_20_Emphasis"><text:span text:style-name="T4">Why / When is it used?</text:span></text:span></text:p>
                <text:p text:style-name="Text_20_body">Wilcoxon signed rank test can be an  alternative to t-Test, when the data sample is not assumed to follow a normal distribution. It is a non-parametric method used to test if an estimate is different from its true value.</text:p>
                <text:p text:style-name="Text_20_body"><text:span text:style-name="Source_20_Text"><text:span text:style-name="T6">wilcox.test(input.vector, mu = m, conf.int = TRUE)</text:span></text:span></text:p>
                <text:p text:style-name="Text_20_body"><text:span text:style-name="Strong_20_Emphasis"><text:span text:style-name="T4">How to interpret ?</text:span></text:span></text:p>
                <text:p text:style-name="Text_20_body">If p-Value &lt; 0.05, reject the null hypothesis and accept the alternate mentioned in your R code’s output. Type <text:span text:style-name="Emphasis">example(wilcox.test)</text:span> in R console for illustration.</text:p>
                <text:p text:style-name="Horizontal_20_Line"/>
                <text:h text:style-name="Heading_20_4" text:outline-level="4"><text:bookmark text:name="4_Two_Sample_t-Test_and_Wilcoxon_Rank_Sum_Test_Comparing_mean_of_two_samples"/><text:span text:style-name="Strong_20_Emphasis"><text:span text:style-name="T2">4. Two Sample t-Test and Wilcoxon Rank Sum Test: Comparing mean of </text:span></text:span><text:span text:style-name="Strong_20_Emphasis"><text:span text:style-name="T3">two samples</text:span></text:span></text:h>
                <text:p text:style-name="Text_20_body">Both t.Test and Wilcoxon rank test can be used to compare the mean of 2 samples.</text:p>
                <text:p text:style-name="Text_20_body"><text:span text:style-name="Strong_20_Emphasis"><text:span text:style-name="T4">How to implement in R?</text:span></text:span></text:p>
                <text:p text:style-name="Text_20_body">Pass the two numeric vector samples into the t.test() when sample is distributed ‘normal’y and wilcox.test() when it isn’t assumed to follow a normal distribution.</text:p>
                <text:p text:style-name="Text_20_body"><text:span text:style-name="Source_20_Text">x &lt;- c(0.80, 0.83, 1.89, 1.04, 1.45, 1.38, 1.91, 1.64, 0.73, 1.46)<text:line-break/>y &lt;- c(1.15, 0.88, 0.90, 0.74, 1.21)<text:line-break/></text:span><text:span text:style-name="Source_20_Text"><text:span text:style-name="T6">wilcox.test(x, y, alternative = "g")</text:span></text:span><text:span text:style-name="Source_20_Text"> # greater</text:span></text:p>
                <text:p text:style-name="Preformatted_20_Text">Wilcoxon rank sum test</text:p>
                <text:p text:style-name="Preformatted_20_Text"/>
                <text:p text:style-name="Preformatted_20_Text">data: <text:s/>x and y</text:p>
                <text:p text:style-name="Preformatted_20_Text">W = 35, <text:span text:style-name="Strong_20_Emphasis"><text:span text:style-name="Emphasis">p-value = 0.1272</text:span></text:span></text:p>
                <text:p text:style-name="P13">alternative hypothesis: true location shift is greater than 0</text:p>
                <text:p text:style-name="Text_20_body">With a p-Value of 0.1262, we cannot reject the null hypothesis that both x and y have same means. </text:p>
                <text:p text:style-name="Text_20_body"><text:span text:style-name="Source_20_Text"><text:span text:style-name="T6">t.test(1:10, y = c(7:20))</text:span></text:span><text:span text:style-name="Source_20_Text"> </text:span><text:span text:style-name="Source_20_Text"><text:span text:style-name="Emphasis"># P = .00001855</text:span></text:span></text:p>
                <text:p text:style-name="Preformatted_20_Text">Welch Two Sample t-test</text:p>
                <text:p text:style-name="Preformatted_20_Text"/>
                <text:p text:style-name="Preformatted_20_Text">data: <text:s/>1:10 and c(7:20)</text:p>
                <text:p text:style-name="Preformatted_20_Text">t = -5.4349, df = 21.982, <text:span text:style-name="Strong_20_Emphasis">p-value = 1.855e-05</text:span></text:p>
                <text:p text:style-name="Preformatted_20_Text">alternative hypothesis: true difference in means is not equal to 0</text:p>
                <text:p text:style-name="Preformatted_20_Text"><text:soft-page-break/>95 percent confidence interval:</text:p>
                <text:p text:style-name="Preformatted_20_Text"><text:s text:c="2"/>-11.052802 <text:s/>-4.947198</text:p>
                <text:p text:style-name="Preformatted_20_Text">sample estimates:</text:p>
                <text:p text:style-name="Preformatted_20_Text"><text:s text:c="2"/>mean of x mean of y </text:p>
                <text:p text:style-name="P13">5.5 <text:s text:c="5"/>13.5 </text:p>
                <text:p text:style-name="Text_20_body">With p-Value &lt; 0.05, we can safely reject the null hypothesis that there is no difference in mean. <text:span text:style-name="Strong_20_Emphasis">What if we want to do a 1-to-1 comparison of means for values of x and y?</text:span><text:line-break/><text:span text:style-name="Source_20_Text"><text:span text:style-name="Emphasis"># Use paired = TRUE for 1-to-1 comparison of observations.</text:span></text:span><text:span text:style-name="Source_20_Text"><text:line-break/>t.test(x, y, paired = TRUE) # when observations are paired, use 'paired' argument.<text:line-break/>wilcox.test(x, y, paired = TRUE) #both x and y are assumed to have similar shapes</text:span></text:p>
                <text:p text:style-name="Text_20_body"><text:span text:style-name="Strong_20_Emphasis"><text:span text:style-name="T4">When can I conclude if the mean’s are different?</text:span></text:span></text:p>
                <text:p text:style-name="Text_20_body">Conventionally, If the p-Value is less than significance level (ideally 0.05), reject the null hypothesis that  both means are the are equal.</text:p>
                <text:p text:style-name="Horizontal_20_Line"/>
                <text:h text:style-name="Heading_20_4" text:outline-level="4"><text:bookmark text:name="5_Kolmogorov_And_Smirnov_Test_Testif_two_samples_have_the_same_distribution"/><text:span text:style-name="Strong_20_Emphasis"><text:span text:style-name="T2">5. Kolmogorov And Smirnov Test: Test if two samples have the same distribution</text:span></text:span></text:h>
                <text:p text:style-name="Text_20_body"><text:span text:style-name="T4">Kolmogorov-Smirnov test is used to check whether 2 samples follow the same distribution.</text:span><text:span text:style-name="Strong_20_Emphasis"><text:span text:style-name="T4"> </text:span></text:span></text:p>
                <text:p text:style-name="Text_20_body"><text:span text:style-name="Source_20_Text"><text:span text:style-name="T6">ks.test(x,y)</text:span></text:span><text:span text:style-name="Source_20_Text"> # x and y are two numeric vector</text:span></text:p>
                <text:p text:style-name="Text_20_body"><text:span text:style-name="Source_20_Text"><text:span text:style-name="Emphasis"># from different distributions</text:span></text:span><text:span text:style-name="Source_20_Text"><text:line-break/>x &lt;- rnorm(50)<text:line-break/>y &lt;- runif(50)<text:line-break/>ks.test(x, y) </text:span><text:span text:style-name="Source_20_Text"><text:span text:style-name="Emphasis"># perform ks test</text:span></text:span></text:p>
                <text:p text:style-name="Preformatted_20_Text">Two-sample Kolmogorov-Smirnov test</text:p>
                <text:p text:style-name="Preformatted_20_Text"/>
                <text:p text:style-name="Preformatted_20_Text">data: <text:s/>x and y</text:p>
                <text:p text:style-name="Preformatted_20_Text">D = 0.48, <text:span text:style-name="Strong_20_Emphasis">p-value = 1.387e-05</text:span></text:p>
                <text:p text:style-name="P13">alternative hypothesis: two-sided</text:p>
                <text:p text:style-name="Text_20_body"><text:span text:style-name="Source_20_Text"><text:span text:style-name="Emphasis"># both from normal distribution</text:span></text:span><text:span text:style-name="Source_20_Text"><text:line-break/>x &lt;- rnorm(50)<text:line-break/>y &lt;- rnorm(50)<text:line-break/>ks.test(x, y) </text:span><text:span text:style-name="Source_20_Text"><text:span text:style-name="Emphasis"># perform ks test</text:span></text:span></text:p>
                <text:p text:style-name="Preformatted_20_Text">Two-sample Kolmogorov-Smirnov test</text:p>
                <text:p text:style-name="Preformatted_20_Text"/>
                <text:p text:style-name="Preformatted_20_Text">data: <text:s/>x and y</text:p>
                <text:p text:style-name="Preformatted_20_Text">D = 0.18, <text:span text:style-name="Strong_20_Emphasis">p-value = 0.3959</text:span></text:p>
                <text:p text:style-name="P13">alternative hypothesis: two-sided</text:p>
                <text:p text:style-name="Text_20_body"><text:span text:style-name="Strong_20_Emphasis"><text:span text:style-name="T4">How to tell if they are from the same distribution ?</text:span></text:span></text:p>
                <text:p text:style-name="Text_20_body">If p-Value &lt; 0.05 (significance level), we reject the null hypothesis that they are drawn from same distribution. In other words, p &lt; 0.05 implies x and y from different distributions</text:p>
                <text:p text:style-name="Horizontal_20_Line"/>
                <text:h text:style-name="Heading_20_4" text:outline-level="4"><text:bookmark text:name="6_Fisher8217s_F-Test_Test_if_two_samples_have_same_variance"/><text:soft-page-break/><text:span text:style-name="Strong_20_Emphasis"><text:span text:style-name="T2">6. Fisher’s F-Test: Test if two samples have same variance</text:span></text:span></text:h>
                <text:p text:style-name="Text_20_body">Fisher’s F test can be used to compare variances of 2  samples.<text:line-break/><text:span text:style-name="Source_20_Text"><text:span text:style-name="T6">var.test(x, y)</text:span></text:span><text:span text:style-name="Source_20_Text">  # Do x and y have the same variance?</text:span></text:p>
                <text:p text:style-name="Text_20_body">Alternatively <text:span text:style-name="Emphasis">fligner.test()</text:span> and<text:span text:style-name="Emphasis"> bartlett.test()</text:span> can be used for the same purpose.</text:p>
                <text:p text:style-name="Horizontal_20_Line"/>
                <text:h text:style-name="Heading_20_4" text:outline-level="4"><text:bookmark text:name="7_Chi_Squared_Test_Testthe_independence_of_two_variables_in_a_contingency_table"/><text:span text:style-name="Strong_20_Emphasis"><text:span text:style-name="T2">7. Chi Squared Test: Test the independence of two variables in a contingency table</text:span></text:span></text:h>
                <text:p text:style-name="Text_20_body">Chi-squared test can be used to test independence of two categorical variables. Example: You may want to figure out if big budget films become box-office hits. We got 2 categorical variables (Budget of film, Success Status) each with 2 factors (Big/Low budget and Hit/Flop), which forms a 2 x 2 matrix.</text:p>
                <text:p text:style-name="Text_20_body"><text:span text:style-name="Source_20_Text"><text:span text:style-name="T6">chisq.test(matrix, correct = FALSE) </text:span></text:span><text:span text:style-name="Source_20_Text"> # Yates continuity correction not applied<text:line-break/>or<text:line-break/>summary(table(x, y)) # performs a chi-squared test.</text:span></text:p>
                <text:p text:style-name="Preformatted_20_Text">Pearson's Chi-squared test</text:p>
                <text:p text:style-name="Preformatted_20_Text">data: <text:s/>M</text:p>
                <text:p text:style-name="P13">X-squared = 30.0701, df = 2, p-value = 2.954e-07</text:p>
                <text:p text:style-name="Text_20_body"> </text:p>
                <text:p text:style-name="Text_20_body"><text:span text:style-name="Strong_20_Emphasis"><text:span text:style-name="T4">How to tell if x, y are independent?</text:span></text:span></text:p>
                <text:p text:style-name="Text_20_body">There are two ways to tell if they are independent: (1) By looking at the p-Value  (2) From Chi.sq value</text:p>
                <text:p text:style-name="Text_20_body"><text:span text:style-name="Strong_20_Emphasis">p-Value: </text:span>If the p-Value is less that 0.05, we fail to reject the null hypothesis that the x and y are independent. So for the example output above, (p-Value=2.954e-07), we reject the null hypothesis and conclude that x and y are not independent. </text:p>
                <text:p text:style-name="Text_20_body"><text:span text:style-name="Strong_20_Emphasis">Chi-sq Value: </text:span>For 2 x 2 contingency tables with 2 degrees of freedom (d.o.f), if the Chi-Squared calculated is greater than  <text:span text:style-name="Strong_20_Emphasis">3.841 (critical value)</text:span>, we reject the null hypothesis that the variables are independent. To find the critical value of larger d.o.f contingency tables, use <text:span text:style-name="Emphasis">qchisq(0.95, n-1), </text:span>where n is the number of variables.</text:p>
                <text:p text:style-name="Horizontal_20_Line"/>
                <text:h text:style-name="Heading_20_4" text:outline-level="4"><text:bookmark text:name="8_Correlation_Test_the_linear_relationship_of_two_variables"/><text:span text:style-name="Strong_20_Emphasis"><text:span text:style-name="T2">8. Correlation: Test the linear relationship of two variables</text:span></text:span></text:h>
                <text:p text:style-name="Text_20_body">The <text:span text:style-name="Emphasis">cor.test()</text:span> function test if the correlation between two variables are significant.<text:line-break/><text:span text:style-name="Source_20_Text">cor.test(x, y) # where x and y are numeric vectors.</text:span></text:p>
                <text:h text:style-name="Heading_20_4" text:outline-level="4"><text:bookmark text:name="9_More_Commonly_Used_Tests"/><text:span text:style-name="Strong_20_Emphasis"><text:span text:style-name="T2">9. More Commonly Used Tests</text:span></text:span></text:h>
                <text:p text:style-name="Text_20_body"><text:span text:style-name="Source_20_Text">fisher.test(contingencyMatrix, alternative = "greater")  # Fisher's exact test to test independence of rows and columns in contingency table<text:line-break/>friedman.test()  # Friedman's rank sum non-parametric test </text:span></text:p>
              </text:section>
            </text:section>
            <text:section text:style-name="Sect1" text:name="content-sidebar">
              <text:p text:style-name="Text_20_body"><text:soft-page-break/>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09:15:15.333546524</meta:creation-date>
    <dc:date>2017-08-04T12:25:16.917215656</dc:date>
    <meta:editing-duration>PT3H8M43S</meta:editing-duration>
    <meta:editing-cycles>7</meta:editing-cycles>
    <meta:generator>LibreOffice/4.2.8.2$Linux_X86_64 LibreOffice_project/420m0$Build-2</meta:generator>
    <meta:document-statistic meta:table-count="0" meta:image-count="0" meta:object-count="1" meta:page-count="5" meta:paragraph-count="92" meta:word-count="1126" meta:character-count="6717" meta:non-whitespace-character-count="5630"/>
  </office:meta>
</office:document-meta>
</file>